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C0000000C18CE95CF0F31B082.gif" manifest:media-type="image/gif"/>
  <manifest:file-entry manifest:full-path="Pictures/1000071E000001A9000001A94D9C612C1144970C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officeooo:rsid="001adb8d"/>
    </style:style>
    <style:style style:name="T5" style:family="text">
      <style:text-properties officeooo:rsid="001d5938"/>
    </style:style>
    <text:list-style style:name="L1">
      <text:list-level-style-image text:level="1" xlink:href="Pictures/100002000000000C0000000C18CE95CF0F31B082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71E000001A9000001A9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État des lieux</text:p>
          </table:table-cell>
        </table:table-row>
      </table:table>
      <text:p text:style-name="P3"/>
      <text:p text:style-name="P3"><text:span text:style-name="T3"><text:tab/>-</text:span><text:span text:style-name="T1">Points négatifs :</text:span> </text:p>
      <text:p text:style-name="P3"/>
      <text:list xml:id="list2334572988" text:style-name="L1">
        <text:list-item>
          <text:p text:style-name="P8">Le site est trop sombre</text:p>
        </text:list-item>
        <text:list-item>
          <text:p text:style-name="P8">La taille des images est trop petite</text:p>
        </text:list-item>
        <text:list-item>
          <text:p text:style-name="P8">Le « nous joindre » n'est pas lisible</text:p>
        </text:list-item>
        <text:list-item>
          <text:p text:style-name="P8">Les tableaux ne sont pas lisibles </text:p>
        </text:list-item>
        <text:list-item>
          <text:p text:style-name="P8">Dans « Localisation » texte trop petit </text:p>
        </text:list-item>
        <text:list-item>
          <text:p text:style-name="P8">Menu pas fixe </text:p>
          <text:p text:style-name="P10"/>
          <text:p text:style-name="P8"><text:span text:style-name="T3">-</text:span><text:span text:style-name="T1">Liste de ce qu'il faut améliorer :</text:span></text:p>
        </text:list-item>
      </text:list>
      <text:p text:style-name="P5"/>
      <text:list xml:id="list1378416770" text:style-name="L2">
        <text:list-item>
          <text:p text:style-name="P11">améliorer le menu</text:p>
        </text:list-item>
        <text:list-item>
          <text:p text:style-name="P11">mettre des couleurs plus claires </text:p>
        </text:list-item>
        <text:list-item>
          <text:p text:style-name="P11">Augmenter la taille des images </text:p>
        </text:list-item>
        <text:list-item>
          <text:p text:style-name="P11">Taille des images</text:p>
        </text:list-item>
        <text:list-item>
          <text:p text:style-name="P11">mettre un bandeau en haut de page </text:p>
        </text:list-item>
        <text:list-item>
          <text:p text:style-name="P11">ajouter un formulaire de demande d’information</text:p>
        </text:list-item>
        <text:list-item>
          <text:p text:style-name="P12">améliorer l'adaptation du site aux différentes plateforme (responsive</text:p>
        </text:list-item>
        <text:list-item>
          <text:p text:style-name="P9"><text:span text:style-name="T2">corriger les e-mail </text:span><text:s/></text:p>
        </text:list-item>
        <text:list-item>
          <text:p text:style-name="P9">rendre plus lisible certaines pages </text:p>
        </text:list-item>
        <text:list-item>
          <text:p text:style-name="P9">faire des cartes de visites pour les différents contacts </text:p>
        </text:list-item>
        <text:list-item>
          <text:p text:style-name="P9">faire preuve de créativité pour améliorer un élément du site (couleur, style de police, composant …) <text:s text:c="2"/></text:p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Partie Amandine </text:p>
          </table:table-cell>
          <table:table-cell table:style-name="Tableau2.B1" office:value-type="string">
            <text:p text:style-name="P7">Partie Jeremy </text:p>
          </table:table-cell>
        </table:table-row>
        <table:table-row>
          <table:table-cell table:style-name="Tableau2.A2" office:value-type="string">
            <text:p text:style-name="P7">-Améliorer le menu <text:span text:style-name="T5">(aligner les différents menus) </text:span></text:p>
            <text:p text:style-name="P7">-Ajouter un formulaire de demande d'information</text:p>
            <text:p text:style-name="P7">-Faire des cartes de visites pour les différents contacts</text:p>
          </table:table-cell>
          <table:table-cell table:style-name="Tableau2.B2" office:value-type="string">
            <text:p text:style-name="P7">-Améliorer l'adaptation du site aux différentes plate forme</text:p>
            <text:p text:style-name="P7">-Rendre plus visible certaines pages </text:p>
            <text:p text:style-name="P7">-Faire preuve de créativité pour améliorer un élément du site (couleur, style de police,...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6:13:11.59</meta:creation-date>
    <dc:date>2021-03-08T16:33:37.221000000</dc:date>
    <meta:editing-duration>PT44M49S</meta:editing-duration>
    <meta:editing-cycles>2</meta:editing-cycles>
    <meta:generator>LibreOffice/6.3.3.2$Windows_X86_64 LibreOffice_project/a64200df03143b798afd1ec74a12ab50359878ed</meta:generator>
    <meta:document-statistic meta:table-count="2" meta:image-count="0" meta:object-count="0" meta:page-count="1" meta:paragraph-count="30" meta:word-count="194" meta:character-count="1125" meta:non-whitespace-character-count="960"/>
  </office:meta>
</office:document-meta>
</file>